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0100"/>
    </style:style>
    <style:style style:name="P2" style:family="paragraph" style:parent-style-name="Standard">
      <style:text-properties officeooo:rsid="00029390" officeooo:paragraph-rsid="00029390"/>
    </style:style>
    <style:style style:name="P3" style:family="paragraph" style:parent-style-name="Standard">
      <style:text-properties officeooo:rsid="00080b06" officeooo:paragraph-rsid="00080b06"/>
    </style:style>
    <style:style style:name="T1" style:family="text">
      <style:text-properties officeooo:rsid="00020100"/>
    </style:style>
    <style:style style:name="T2" style:family="text">
      <style:text-properties officeooo:rsid="0003054f"/>
    </style:style>
    <style:style style:name="T3" style:family="text">
      <style:text-properties officeooo:rsid="000375ee"/>
    </style:style>
    <style:style style:name="T4" style:family="text">
      <style:text-properties officeooo:rsid="00042c06"/>
    </style:style>
    <style:style style:name="T5" style:family="text">
      <style:text-properties officeooo:rsid="0005c9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lam kelas ini saya ingin berbagi dengan Anda, 7 langkah spesifik yang dapat Anda </text:span><text:span text:style-name="T2">terapkan</text:span><text:span text:style-name="T1">, sebelum tidur malam ini untuk menyelesaikan lebih banyak pekerjaan setiap hari secara permanen</text:span></text:p>
      <text:p text:style-name="P1"/>
      <text:p text:style-name="P2">didalam nya saya akan berbagi dengan anda, bagaimana mengatur hari-hari anda untuk menempatkan produktivitas maksimum pada <text:span text:style-name="T3">mode</text:span> autopilot <text:span text:style-name="T4">atau otomatis</text:span></text:p>
      <text:p text:style-name="P2"/>
      <text:p text:style-name="P2">saya akan menunjukkan kepada anda manajemen waktu terbesar untuk menghindari waktu yang menyebalkan dari hari anda dan menunjukkan kepada anda apa yang harus dikerjakan dan kapan harus memastikan anda selalu menyelesaikan apa <text:span text:style-name="T5">saja</text:span> yang penting</text:p>
      <text:p text:style-name="P2"/>
      <text:p text:style-name="P3">baik mungkin sampai disini intro dari saya.. saya harap dapat berjumpa dengan Anda di kelas ini..</text:p>
      <text:p text:style-name="P3"/>
      <text:p text:style-name="P3">terimakasih telah menonton dan sampai jump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2:47:33.742246095</meta:creation-date>
    <meta:generator>LibreOffice/6.4.7.2$Linux_X86_64 LibreOffice_project/40$Build-2</meta:generator>
    <dc:date>2021-11-01T09:48:22.924067405</dc:date>
    <meta:editing-duration>PT10M19S</meta:editing-duration>
    <meta:editing-cycles>7</meta:editing-cycles>
    <meta:document-statistic meta:table-count="0" meta:image-count="0" meta:object-count="0" meta:page-count="1" meta:paragraph-count="5" meta:word-count="105" meta:character-count="721" meta:non-whitespace-character-count="621"/>
  </office:meta>
</office:document-meta>
</file>